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B000000348A06E2F1.png" manifest:media-type="image/png"/>
  <manifest:file-entry manifest:full-path="Pictures/1000030400000E5500000567B1CC0C18.svg" manifest:media-type="image/svg+xml"/>
  <manifest:file-entry manifest:full-path="Pictures/100002010000011A0000017686F98506.png" manifest:media-type="image/png"/>
  <manifest:file-entry manifest:full-path="Pictures/10000201000005780000041A7B6394BC.png" manifest:media-type="image/png"/>
  <manifest:file-entry manifest:full-path="Pictures/10000201000000F0000000A0A7C2A541.png" manifest:media-type="image/png"/>
  <manifest:file-entry manifest:full-path="Pictures/10000201000000A3000000A0454FCD4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645cm" svg:height="4.803cm" svg:x="5.574cm" svg:y="6.292cm">
          <draw:image xlink:href="Pictures/10000201000000A3000000A0454FCD44.png" xlink:type="simple" xlink:show="embed" xlink:actuate="onLoad">
            <text:p/>
          </draw:image>
        </draw:frame>
        <draw:frame draw:style-name="gr1" draw:text-style-name="P1" draw:layer="layout" svg:width="5.35cm" svg:height="3.566cm" svg:x="13.759cm" svg:y="6.966cm">
          <draw:image xlink:href="Pictures/10000201000000F0000000A0A7C2A541.png" xlink:type="simple" xlink:show="embed" xlink:actuate="onLoad">
            <text:p/>
          </draw:image>
        </draw:frame>
        <draw:frame draw:style-name="gr1" draw:text-style-name="P1" draw:layer="layout" svg:width="3.826cm" svg:height="2.87cm" svg:x="22.574cm" svg:y="7.134cm">
          <draw:image xlink:href="Pictures/10000201000005780000041A7B6394BC.png" xlink:type="simple" xlink:show="embed" xlink:actuate="onLoad">
            <text:p/>
          </draw:image>
        </draw:frame>
        <draw:frame draw:style-name="gr1" draw:text-style-name="P1" draw:layer="layout" svg:width="2.044cm" svg:height="2.603cm" svg:x="10.872cm" svg:y="7.481cm">
          <draw:image xlink:href="Pictures/100002010000011A0000017686F98506.png" xlink:type="simple" xlink:show="embed" xlink:actuate="onLoad">
            <text:p/>
          </draw:image>
        </draw:frame>
        <draw:frame draw:style-name="gr1" draw:text-style-name="P1" draw:layer="layout" svg:width="3.091cm" svg:height="1.165cm" svg:x="10.051cm" svg:y="6.207cm">
          <draw:image xlink:href="Pictures/1000030400000E5500000567B1CC0C18.svg" xlink:type="simple" xlink:show="embed" xlink:actuate="onLoad">
            <text:p/>
          </draw:image>
          <draw:image xlink:href="Pictures/100002010000008B000000348A06E2F1.png" xlink:type="simple" xlink:show="embed" xlink:actuate="onLoad"/>
        </draw:frame>
        <draw:frame draw:style-name="gr1" draw:text-style-name="P1" draw:layer="layout" svg:width="4.645cm" svg:height="4.804cm" svg:x="5.5cm" svg:y="12.696cm">
          <draw:image xlink:href="Pictures/10000201000000A3000000A0454FCD44.png" xlink:type="simple" xlink:show="embed" xlink:actuate="onLoad">
            <text:p/>
          </draw:image>
        </draw:frame>
        <draw:frame draw:style-name="gr1" draw:text-style-name="P1" draw:layer="layout" svg:width="5.351cm" svg:height="3.567cm" svg:x="13.516cm" svg:y="13.286cm">
          <draw:image xlink:href="Pictures/10000201000000F0000000A0A7C2A541.png" xlink:type="simple" xlink:show="embed" xlink:actuate="onLoad">
            <text:p/>
          </draw:image>
        </draw:frame>
        <draw:frame draw:style-name="gr1" draw:text-style-name="P1" draw:layer="layout" svg:width="3.826cm" svg:height="2.869cm" svg:x="22.331cm" svg:y="13.455cm">
          <draw:image xlink:href="Pictures/10000201000005780000041A7B6394BC.png" xlink:type="simple" xlink:show="embed" xlink:actuate="onLoad">
            <text:p/>
          </draw:image>
        </draw:frame>
        <draw:frame draw:style-name="gr1" draw:text-style-name="P1" draw:layer="layout" svg:width="4.645cm" svg:height="4.804cm" svg:x="5.5cm" svg:y="12.696cm">
          <draw:image xlink:href="Pictures/10000201000000A3000000A0454FCD44.png" xlink:type="simple" xlink:show="embed" xlink:actuate="onLoad">
            <text:p/>
          </draw:image>
        </draw:frame>
        <draw:frame draw:style-name="gr1" draw:text-style-name="P1" draw:layer="layout" svg:width="5.351cm" svg:height="3.567cm" svg:x="13.516cm" svg:y="13.286cm">
          <draw:image xlink:href="Pictures/10000201000000F0000000A0A7C2A541.png" xlink:type="simple" xlink:show="embed" xlink:actuate="onLoad">
            <text:p/>
          </draw:image>
        </draw:frame>
        <draw:frame draw:style-name="gr1" draw:text-style-name="P1" draw:layer="layout" svg:width="3.826cm" svg:height="2.869cm" svg:x="22.331cm" svg:y="13.455cm">
          <draw:image xlink:href="Pictures/10000201000005780000041A7B6394BC.png" xlink:type="simple" xlink:show="embed" xlink:actuate="onLoad">
            <text:p/>
          </draw:image>
        </draw:frame>
        <draw:frame draw:style-name="gr1" draw:text-style-name="P1" draw:layer="layout" svg:width="4.645cm" svg:height="4.804cm" svg:x="5.5cm" svg:y="12.696cm">
          <draw:image xlink:href="Pictures/10000201000000A3000000A0454FCD44.png" xlink:type="simple" xlink:show="embed" xlink:actuate="onLoad">
            <text:p/>
          </draw:image>
        </draw:frame>
        <draw:frame draw:style-name="gr1" draw:text-style-name="P1" draw:layer="layout" svg:width="5.351cm" svg:height="3.567cm" svg:x="13.516cm" svg:y="13.286cm">
          <draw:image xlink:href="Pictures/10000201000000F0000000A0A7C2A541.png" xlink:type="simple" xlink:show="embed" xlink:actuate="onLoad">
            <text:p/>
          </draw:image>
        </draw:frame>
        <draw:frame draw:style-name="gr1" draw:text-style-name="P1" draw:layer="layout" svg:width="3.826cm" svg:height="2.869cm" svg:x="22.331cm" svg:y="13.455cm">
          <draw:image xlink:href="Pictures/10000201000005780000041A7B6394BC.png" xlink:type="simple" xlink:show="embed" xlink:actuate="onLoad">
            <text:p/>
          </draw:image>
        </draw:frame>
        <draw:frame draw:style-name="gr1" draw:text-style-name="P1" draw:layer="layout" svg:width="2.043cm" svg:height="2.603cm" svg:x="19.806cm" svg:y="13.886cm">
          <draw:image xlink:href="Pictures/100002010000011A0000017686F98506.png" xlink:type="simple" xlink:show="embed" xlink:actuate="onLoad">
            <text:p/>
          </draw:image>
        </draw:frame>
        <draw:frame draw:style-name="gr1" draw:text-style-name="P1" draw:layer="layout" svg:width="3.091cm" svg:height="1.165cm" svg:x="19.432cm" svg:y="12.29cm">
          <draw:image xlink:href="Pictures/1000030400000E5500000567B1CC0C18.svg" xlink:type="simple" xlink:show="embed" xlink:actuate="onLoad">
            <text:p/>
          </draw:image>
          <draw:image xlink:href="Pictures/100002010000008B000000348A06E2F1.png" xlink:type="simple" xlink:show="embed" xlink:actuate="onLoad"/>
        </draw:frame>
      </draw:page>
      <draw:page draw:name="page2" draw:style-name="dp1" draw:master-page-name="Standard_5f_">
        <draw:frame draw:style-name="gr1" draw:text-style-name="P1" draw:layer="layout" svg:width="4.645cm" svg:height="4.804cm" svg:x="4.955cm" svg:y="12.196cm">
          <draw:image xlink:href="Pictures/10000201000000A3000000A0454FCD44.png" xlink:type="simple" xlink:show="embed" xlink:actuate="onLoad">
            <text:p/>
          </draw:image>
        </draw:frame>
        <draw:frame draw:style-name="gr1" draw:text-style-name="P1" draw:layer="layout" svg:width="5.351cm" svg:height="3.567cm" svg:x="13.516cm" svg:y="13.286cm">
          <draw:image xlink:href="Pictures/10000201000000F0000000A0A7C2A541.png" xlink:type="simple" xlink:show="embed" xlink:actuate="onLoad">
            <text:p/>
          </draw:image>
        </draw:frame>
        <draw:frame draw:style-name="gr1" draw:text-style-name="P1" draw:layer="layout" svg:width="3.826cm" svg:height="2.869cm" svg:x="22.331cm" svg:y="13.455cm">
          <draw:image xlink:href="Pictures/10000201000005780000041A7B6394BC.png" xlink:type="simple" xlink:show="embed" xlink:actuate="onLoad">
            <text:p/>
          </draw:image>
        </draw:frame>
        <draw:frame draw:style-name="gr1" draw:text-style-name="P1" draw:layer="layout" svg:width="5.351cm" svg:height="3.567cm" svg:x="13.516cm" svg:y="13.286cm">
          <draw:image xlink:href="Pictures/10000201000000F0000000A0A7C2A541.png" xlink:type="simple" xlink:show="embed" xlink:actuate="onLoad">
            <text:p/>
          </draw:image>
        </draw:frame>
        <draw:frame draw:style-name="gr1" draw:text-style-name="P1" draw:layer="layout" svg:width="3.826cm" svg:height="2.869cm" svg:x="22.331cm" svg:y="13.455cm">
          <draw:image xlink:href="Pictures/10000201000005780000041A7B6394BC.png" xlink:type="simple" xlink:show="embed" xlink:actuate="onLoad">
            <text:p/>
          </draw:image>
        </draw:frame>
        <draw:frame draw:style-name="gr1" draw:text-style-name="P1" draw:layer="layout" svg:width="5.351cm" svg:height="3.567cm" svg:x="13.516cm" svg:y="13.286cm">
          <draw:image xlink:href="Pictures/10000201000000F0000000A0A7C2A541.png" xlink:type="simple" xlink:show="embed" xlink:actuate="onLoad">
            <text:p/>
          </draw:image>
        </draw:frame>
        <draw:frame draw:style-name="gr1" draw:text-style-name="P1" draw:layer="layout" svg:width="3.826cm" svg:height="2.869cm" svg:x="22.331cm" svg:y="13.455cm">
          <draw:image xlink:href="Pictures/10000201000005780000041A7B6394BC.png" xlink:type="simple" xlink:show="embed" xlink:actuate="onLoad">
            <text:p/>
          </draw:image>
        </draw:frame>
        <draw:frame draw:style-name="gr1" draw:text-style-name="P1" draw:layer="layout" svg:width="2.043cm" svg:height="2.603cm" svg:x="19.806cm" svg:y="13.886cm">
          <draw:image xlink:href="Pictures/100002010000011A0000017686F98506.png" xlink:type="simple" xlink:show="embed" xlink:actuate="onLoad">
            <text:p/>
          </draw:image>
        </draw:frame>
        <draw:frame draw:style-name="gr1" draw:text-style-name="P1" draw:layer="layout" svg:width="3.091cm" svg:height="1.165cm" svg:x="19.432cm" svg:y="12.29cm">
          <draw:image xlink:href="Pictures/1000030400000E5500000567B1CC0C18.svg" xlink:type="simple" xlink:show="embed" xlink:actuate="onLoad">
            <text:p/>
          </draw:image>
          <draw:image xlink:href="Pictures/100002010000008B000000348A06E2F1.png" xlink:type="simple" xlink:show="embed" xlink:actuate="onLoad"/>
        </draw:frame>
        <draw:frame draw:style-name="gr1" draw:text-style-name="P1" draw:layer="layout" svg:width="2.043cm" svg:height="2.603cm" svg:x="10.383cm" svg:y="13.996cm">
          <draw:image xlink:href="Pictures/100002010000011A0000017686F98506.png" xlink:type="simple" xlink:show="embed" xlink:actuate="onLoad">
            <text:p/>
          </draw:image>
        </draw:frame>
        <draw:frame draw:style-name="gr1" draw:text-style-name="P1" draw:layer="layout" svg:width="3.091cm" svg:height="1.165cm" svg:x="10.009cm" svg:y="12.4cm">
          <draw:image xlink:href="Pictures/1000030400000E5500000567B1CC0C18.svg" xlink:type="simple" xlink:show="embed" xlink:actuate="onLoad">
            <text:p/>
          </draw:image>
          <draw:image xlink:href="Pictures/100002010000008B000000348A06E2F1.png" xlink:type="simple" xlink:show="embed" xlink:actuate="onLoad"/>
        </draw:frame>
      </draw:page>
      <draw:page draw:name="page3" draw:style-name="dp1" draw:master-page-name="Standard_5f_">
        <draw:frame draw:style-name="gr1" draw:text-style-name="P1" draw:layer="layout" svg:width="4.645cm" svg:height="4.804cm" svg:x="9cm" svg:y="12.3cm">
          <draw:image xlink:href="Pictures/10000201000000A3000000A0454FCD44.png" xlink:type="simple" xlink:show="embed" xlink:actuate="onLoad">
            <text:p/>
          </draw:image>
        </draw:frame>
        <draw:frame draw:style-name="gr1" draw:text-style-name="P1" draw:layer="layout" svg:width="3.826cm" svg:height="2.869cm" svg:x="17.674cm" svg:y="13.331cm">
          <draw:image xlink:href="Pictures/10000201000005780000041A7B6394BC.png" xlink:type="simple" xlink:show="embed" xlink:actuate="onLoad">
            <text:p/>
          </draw:image>
        </draw:frame>
        <draw:frame draw:style-name="gr1" draw:text-style-name="P1" draw:layer="layout" svg:width="2.043cm" svg:height="2.603cm" svg:x="14.857cm" svg:y="13.6cm">
          <draw:image xlink:href="Pictures/100002010000011A0000017686F98506.png" xlink:type="simple" xlink:show="embed" xlink:actuate="onLoad">
            <text:p/>
          </draw:image>
        </draw:frame>
        <draw:frame draw:style-name="gr1" draw:text-style-name="P1" draw:layer="layout" svg:width="3.091cm" svg:height="1.165cm" svg:x="14.1cm" svg:y="11.435cm">
          <draw:image xlink:href="Pictures/1000030400000E5500000567B1CC0C18.svg" xlink:type="simple" xlink:show="embed" xlink:actuate="onLoad">
            <text:p/>
          </draw:image>
          <draw:image xlink:href="Pictures/100002010000008B000000348A06E2F1.png" xlink:type="simple" xlink:show="embed" xlink:actuate="onLoad"/>
        </draw:frame>
      </draw:page>
      <draw:page draw:name="page4" draw:style-name="dp1" draw:master-page-name="Standard_5f_">
        <draw:frame draw:style-name="gr1" draw:text-style-name="P1" draw:layer="layout" svg:width="5.351cm" svg:height="3.567cm" svg:x="13.516cm" svg:y="13.286cm">
          <draw:image xlink:href="Pictures/10000201000000F0000000A0A7C2A541.png" xlink:type="simple" xlink:show="embed" xlink:actuate="onLoad">
            <text:p/>
          </draw:image>
        </draw:frame>
        <draw:frame draw:style-name="gr1" draw:text-style-name="P1" draw:layer="layout" svg:width="2.043cm" svg:height="2.603cm" svg:x="19.806cm" svg:y="13.886cm">
          <draw:image xlink:href="Pictures/100002010000011A0000017686F98506.png" xlink:type="simple" xlink:show="embed" xlink:actuate="onLoad">
            <text:p/>
          </draw:image>
        </draw:frame>
        <draw:frame draw:style-name="gr1" draw:text-style-name="P1" draw:layer="layout" svg:width="2.043cm" svg:height="2.603cm" svg:x="10.383cm" svg:y="13.996cm">
          <draw:image xlink:href="Pictures/100002010000011A0000017686F98506.png" xlink:type="simple" xlink:show="embed" xlink:actuate="onLoad">
            <text:p/>
          </draw:image>
        </draw:frame>
        <draw:frame draw:style-name="gr1" draw:text-style-name="P1" draw:layer="layout" svg:width="4.645cm" svg:height="4.804cm" svg:x="4.555cm" svg:y="7.1cm">
          <draw:image xlink:href="Pictures/10000201000000A3000000A0454FCD44.png" xlink:type="simple" xlink:show="embed" xlink:actuate="onLoad">
            <text:p/>
          </draw:image>
        </draw:frame>
        <draw:frame draw:style-name="gr1" draw:text-style-name="P1" draw:layer="layout" svg:width="5.351cm" svg:height="3.567cm" svg:x="13.261cm" svg:y="5.486cm">
          <draw:image xlink:href="Pictures/10000201000000F0000000A0A7C2A541.png" xlink:type="simple" xlink:show="embed" xlink:actuate="onLoad">
            <text:p/>
          </draw:image>
        </draw:frame>
        <draw:frame draw:style-name="gr1" draw:text-style-name="P1" draw:layer="layout" svg:width="5.351cm" svg:height="3.567cm" svg:x="13.261cm" svg:y="5.486cm">
          <draw:image xlink:href="Pictures/10000201000000F0000000A0A7C2A541.png" xlink:type="simple" xlink:show="embed" xlink:actuate="onLoad">
            <text:p/>
          </draw:image>
        </draw:frame>
        <draw:frame draw:style-name="gr1" draw:text-style-name="P1" draw:layer="layout" svg:width="5.351cm" svg:height="3.567cm" svg:x="13.261cm" svg:y="5.486cm">
          <draw:image xlink:href="Pictures/10000201000000F0000000A0A7C2A541.png" xlink:type="simple" xlink:show="embed" xlink:actuate="onLoad">
            <text:p/>
          </draw:image>
        </draw:frame>
        <draw:frame draw:style-name="gr1" draw:text-style-name="P1" draw:layer="layout" svg:width="3.826cm" svg:height="2.869cm" svg:x="23.774cm" svg:y="8.5cm">
          <draw:image xlink:href="Pictures/10000201000005780000041A7B6394BC.png" xlink:type="simple" xlink:show="embed" xlink:actuate="onLoad">
            <text:p/>
          </draw:image>
        </draw:frame>
        <draw:frame draw:style-name="gr1" draw:text-style-name="P1" draw:layer="layout" svg:width="2.043cm" svg:height="2.603cm" svg:x="19.551cm" svg:y="6.086cm">
          <draw:image xlink:href="Pictures/100002010000011A0000017686F98506.png" xlink:type="simple" xlink:show="embed" xlink:actuate="onLoad">
            <text:p/>
          </draw:image>
        </draw:frame>
        <draw:frame draw:style-name="gr1" draw:text-style-name="P1" draw:layer="layout" svg:width="2.043cm" svg:height="2.603cm" svg:x="10.128cm" svg:y="6.196cm">
          <draw:image xlink:href="Pictures/100002010000011A0000017686F98506.png" xlink:type="simple" xlink:show="embed" xlink:actuate="onLoad">
            <text:p/>
          </draw:image>
        </draw:frame>
        <draw:frame draw:style-name="gr1" draw:text-style-name="P1" draw:layer="layout" svg:width="3.668cm" svg:height="1.382cm" draw:transform="rotate (0.645771823237902) translate (8.4cm 6.996cm)">
          <draw:image xlink:href="Pictures/1000030400000E5500000567B1CC0C18.svg" xlink:type="simple" xlink:show="embed" xlink:actuate="onLoad">
            <text:p/>
          </draw:image>
          <draw:image xlink:href="Pictures/100002010000008B000000348A06E2F1.png" xlink:type="simple" xlink:show="embed" xlink:actuate="onLoad"/>
        </draw:frame>
        <draw:frame draw:style-name="gr1" draw:text-style-name="P1" draw:layer="layout" svg:width="3.668cm" svg:height="1.382cm" draw:transform="rotate (-0.488692190558412) translate (21.996cm 5.369cm)">
          <draw:image xlink:href="Pictures/1000030400000E5500000567B1CC0C18.svg" xlink:type="simple" xlink:show="embed" xlink:actuate="onLoad">
            <text:p/>
          </draw:image>
          <draw:image xlink:href="Pictures/100002010000008B000000348A06E2F1.png" xlink:type="simple" xlink:show="embed" xlink:actuate="onLoad"/>
        </draw:frame>
        <draw:frame draw:style-name="gr2" draw:text-style-name="P1" draw:layer="layout" svg:width="3.667cm" svg:height="1.382cm" draw:transform="rotate (2.49582083035189) translate (11.229cm 14.511cm)">
          <draw:image xlink:href="Pictures/1000030400000E5500000567B1CC0C18.svg" xlink:type="simple" xlink:show="embed" xlink:actuate="onLoad">
            <text:p/>
          </draw:image>
          <draw:image xlink:href="Pictures/100002010000008B000000348A06E2F1.png" xlink:type="simple" xlink:show="embed" xlink:actuate="onLoad"/>
        </draw:frame>
        <draw:frame draw:style-name="gr2" draw:text-style-name="P1" draw:layer="layout" svg:width="3.668cm" svg:height="1.382cm" draw:transform="rotate (-2.65290046303138) translate (24.9cm 13.02cm)">
          <draw:image xlink:href="Pictures/1000030400000E5500000567B1CC0C18.svg" xlink:type="simple" xlink:show="embed" xlink:actuate="onLoad">
            <text:p/>
          </draw:image>
          <draw:image xlink:href="Pictures/100002010000008B000000348A06E2F1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Standard_5f_" style:display-name="Standard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1T17:43:42.521930955</meta:creation-date>
    <dc:date>2015-05-11T18:19:09.910743733</dc:date>
    <meta:editing-duration>PT14M55S</meta:editing-duration>
    <meta:editing-cycles>3</meta:editing-cycles>
    <meta:generator>LibreOffice/4.3.3.2$Linux_X86_64 LibreOffice_project/430m0$Build-2</meta:generator>
    <meta:document-statistic meta:object-count="45"/>
  </office:meta>
</office:document-meta>
</file>